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a50b9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normal" officeooo:rsid="00162755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text-properties style:font-name="Arial" officeooo:paragraph-rsid="002c8b09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2c8b09"/>
    </style:style>
    <style:style style:name="P16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2c8b0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2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2c8b09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2c8b09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0b1a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2d83e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paragraph-rsid="002c8b09" style:font-size-asian="12pt" style:font-size-complex="12pt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officeooo:rsid="002be1f9"/>
    </style:style>
    <style:style style:name="T12" style:family="text">
      <style:text-properties officeooo:rsid="001575b4"/>
    </style:style>
    <style:style style:name="T13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15" style:family="text">
      <style:text-properties officeooo:rsid="00162755"/>
    </style:style>
    <style:style style:name="T16" style:family="text">
      <style:text-properties officeooo:rsid="002c8b09"/>
    </style:style>
    <style:style style:name="T17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18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19" style:family="text">
      <style:text-properties officeooo:rsid="0039076e"/>
    </style:style>
    <style:style style:name="T20" style:family="text">
      <style:text-properties officeooo:rsid="003a50b9"/>
    </style:style>
    <style:style style:name="T21" style:family="text">
      <style:text-properties fo:font-weight="bold" officeooo:rsid="003a50b9" style:font-weight-asian="bold" style:font-weight-complex="bold"/>
    </style:style>
    <style:style style:name="T22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T24" style:family="text">
      <style:text-properties officeooo:rsid="003d63c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DE. IES Haría</text:p>
      <text:p text:style-name="P17">UT2. <text:span text:style-name="T19">Recuperación. Prueba teórico-práctica 2/2</text:span></text:p>
      <text:h text:style-name="P33" text:outline-level="1"><text:span text:style-name="T11">Sistemas</text:span> de cableado estructurado</text:h>
      <text:p text:style-name="P11"/>
      <text:p text:style-name="P14">Realiza los siguientes ejercicios</text:p>
      <text:p text:style-name="P12"/>
      <text:p text:style-name="P15"><text:span text:style-name="T17">Ejercicio 2. </text:span><text:span text:style-name="T18">Dimensionado de un distribuidor</text:span></text:p>
      <text:p text:style-name="P18"/>
      <text:p text:style-name="P19"/>
      <text:p text:style-name="P3">Queremos diseñar un <text:span text:style-name="T12">repartidor de planta</text:span> <text:span text:style-name="T12">(FD)</text:span> con los siguientes requisitos:</text:p>
      <text:p text:style-name="P19"/>
      <text:list xml:id="list3310526172793055616" text:style-name="L1">
        <text:list-item>
          <text:p text:style-name="P24"><text:span text:style-name="T7">E</text:span><text:span text:style-name="T6">stá previsto que aloje una sala con </text:span><text:span text:style-name="T9">540</text:span><text:span text:style-name="T6"> usuarios</text:span></text:p>
        </text:list-item>
        <text:list-item>
          <text:p text:style-name="P24"><text:span text:style-name="T7">Hay </text:span><text:span text:style-name="T9">1</text:span><text:span text:style-name="T7">5</text:span><text:span text:style-name="T6"> despachos individuales.</text:span></text:p>
        </text:list-item>
        <text:list-item>
          <text:p text:style-name="P25">Contiene <text:span text:style-name="T20">3 </text:span>sala<text:span text:style-name="T24">s</text:span> de reuniones</text:p>
        </text:list-item>
        <text:list-item>
          <text:p text:style-name="P26">Los armarios tienen capacidad de 42U</text:p>
        </text:list-item>
      </text:list>
      <text:p text:style-name="P20"/>
      <text:p text:style-name="P2"><text:span text:style-name="T20">Insertar los </text:span><text:span text:style-name="T21">cálculos</text:span><text:span text:style-name="T20"> y el resultado</text:span>:</text:p>
      <text:p text:style-name="P1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6932021423148969779" text:style-name="L2">
              <text:list-item>
                <text:p text:style-name="P27">El número de <text:span text:style-name="T16">conectores</text:span> de red: </text:p>
              </text:list-item>
              <text:list-item>
                <text:p text:style-name="P30">El número de unidades de armario necesarios (U):</text:p>
              </text:list-item>
              <text:list-item>
                <text:p text:style-name="P31"><text:span text:style-name="T13">El número de armarios. </text:span><text:span text:style-name="T14">Necesarios : </text:span></text:p>
              </text:list-item>
            </text:list>
          </table:table-cell>
        </table:table-row>
      </table:table>
      <text:p text:style-name="P6"/>
      <text:p text:style-name="P8">Ejercicio 3. <text:span text:style-name="T16">Cantidad de cables en canalización</text:span></text:p>
      <text:p text:style-name="P1"/>
      <text:list xml:id="list3963781868478570889" text:style-name="L3">
        <text:list-header>
          <text:p text:style-name="P22">¿Cuántos cables <text:span text:style-name="T15">de datos</text:span> deben meterse como máximo en los siguientes tipos de canaleta cumpliendo las recomendaciones incluidas en la normativa? </text:p>
        </text:list-header>
      </text:list>
      <text:p text:style-name="P4"/>
      <text:p text:style-name="P4"><text:span text:style-name="T20">Insertar los </text:span><text:span text:style-name="T21">cálculos</text:span><text:span text:style-name="T20"> y el resultado:</text:span></text:p>
      <text:p text:style-name="P1"/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6565304514369562025" text:style-name="L4">
              <text:list-item>
                <text:p text:style-name="P28"><text:span text:style-name="T16">12</text:span>0x<text:span text:style-name="T16">50</text:span>mm : </text:p>
              </text:list-item>
              <text:list-item>
                <text:p text:style-name="P28"><text:span text:style-name="T16">135</text:span>x<text:span text:style-name="T20">55</text:span>mm : </text:p>
              </text:list-item>
            </text:list>
          </table:table-cell>
        </table:table-row>
      </table:table>
      <text:p text:style-name="P1"><text:span text:style-name="Source_20_Text"><text:span text:style-name="T10"/></text:span></text:p>
      <text:p text:style-name="P9">Ejercicio <text:span text:style-name="T20">4</text:span>. <text:span text:style-name="T16">Cantidad de cables en canalización</text:span></text:p>
      <text:p text:style-name="P9"/>
      <text:list xml:id="list132521397058564" text:continue-list="list3963781868478570889" text:style-name="L3">
        <text:list-header>
          <text:p text:style-name="P23">Un fabricante provee canaletas en tres medidas: 80x55, 120x55 y 140x70. Qué tipo de canaleta elegiremos si en nuestra instalación horizontal irán como máximo 75 cables.</text:p>
        </text:list-header>
      </text:list>
      <text:p text:style-name="P5"/>
      <text:p text:style-name="P7"><text:span text:style-name="T22">Insertar los </text:span><text:span text:style-name="T23">cálculos</text:span><text:span text:style-name="T22"> y el resultado: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16"/>
            <text:list xml:id="list2509091786646600813" text:style-name="L5">
              <text:list-header>
                <text:p text:style-name="P29"/>
              </text:list-header>
            </text:list>
          </table:table-cell>
        </table:table-row>
      </table:table>
      <text:p text:style-name="P10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2</text:span><text:span text:style-name="MT2">-A</text:span><text:span text:style-name="MT3">E2</text:span><text:span text:style-name="MT1">. </text:span><text:span text:style-name="MT3">Prueba práctica. Sistemas de c</text:span><text:span text:style-name="MT1">ableado estructurado </text:span><text:span text:style-name="MT4">2/2</text:span><text:span text:style-name="MT5"><text:tab/></text:span><text:span text:style-name="MT5"><draw:frame draw:style-name="Mfr1" draw:name="gráficos1" text:anchor-type="as-char" svg:width="2.335cm" svg:height="0.818cm" draw:z-index="1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5-12-02T13:24:34.618786631</dc:date>
    <meta:print-date>2007-05-15T10:21:03</meta:print-date>
    <meta:editing-cycles>44</meta:editing-cycles>
    <meta:editing-duration>PT7H42M23S</meta:editing-duration>
    <dc:creator>ivan </dc:creator>
    <meta:document-statistic meta:table-count="3" meta:image-count="1" meta:object-count="0" meta:page-count="2" meta:paragraph-count="24" meta:word-count="178" meta:character-count="1124" meta:non-whitespace-character-count="973"/>
    <meta:user-defined meta:name="Info 1"/>
    <meta:user-defined meta:name="Info 2"/>
    <meta:user-defined meta:name="Info 3"/>
    <meta:user-defined meta:name="Info 4"/>
  </office:meta>
</office:document-meta>
</file>